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7.04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18.7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5.51pt" fo:break-before="auto" style:use-optimal-row-height="true"/>
    </style:style>
    <style:style style:name="ro13" style:family="table-row">
      <style:table-row-properties style:row-height="37.76pt" fo:break-before="auto" style:use-optimal-row-height="true"/>
    </style:style>
    <style:style style:name="ro14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Default" table:number-columns-repeated="5"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i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erson</text:p>
          </table:table-cell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 using MIDImessenger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 using MIDImessenger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table:number-columns-repeated="7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/>
          <table:table-cell table:style-name="ce3" table:number-columns-repeated="25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he software shall be able to open a new file to store digital beats in.</text:p>
          </table:table-cell>
          <table:table-cell table:style-name="Default"/>
          <table:table-cell table:style-name="ce3" table:number-columns-repeated="25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he software shall allow the user to create a new digital beat.</text:p>
          </table:table-cell>
          <table:table-cell table:style-name="Default"/>
          <table:table-cell table:style-name="ce3" table:number-columns-repeated="25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software shall allow the user to edit digital beat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open a new file to store a synthesizer in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allow the user to create a new synthesizer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allow the user to edit synthesizer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read input from a midi devic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allow the user to create a new audio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the user to comment on their audio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3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allow the user to export their synthesizers and beats as an mp3 file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allow the user to combine several tracks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software shall allow the user to save their project as a project file.</text:p>
          </table:table-cell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 table:number-columns-repeated="22"/>
          <table:table-cell table:number-columns-repeated="995"/>
        </table:table-row>
        <table:table-row table:style-name="ro1" table:number-rows-repeated="2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4" table:number-rows-repeated="959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4" table:number-rows-repeated="104757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8:25:28.873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5T19:26:56.505899000</dc:date>
    <meta:editing-cycles>15</meta:editing-cycles>
    <meta:editing-duration>PT1H32M14S</meta:editing-duration>
    <meta:document-statistic meta:table-count="1" meta:cell-count="114" meta:object-count="0"/>
  </office:meta>
</office:document-meta>
</file>